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svg:stroke-width="0.102cm" svg:stroke-color="#000000" draw:marker-start-width="0.509cm" draw:marker-end-width="0.509cm" draw:fill-color="#ffffff" draw:textarea-horizontal-align="justify" draw:textarea-vertical-align="middle" draw:auto-grow-height="false" fo:min-height="0cm" fo:min-width="0cm" fo:padding-top="0.176cm" fo:padding-bottom="0.176cm" fo:padding-left="0.301cm" fo:padding-right="0.301cm"/>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2.02cm" fo:min-width="0cm"/>
    </style:style>
    <style:style style:name="gr5" style:family="graphic" style:parent-style-name="standard">
      <style:graphic-properties draw:stroke="none" svg:stroke-color="#000000" draw:fill="none" draw:fill-color="#ffffff" draw:textarea-horizontal-align="left" draw:auto-grow-height="true" draw:auto-grow-width="false" fo:min-height="1.686cm" fo:min-width="0cm"/>
    </style:style>
    <style:style style:name="gr6" style:family="graphic" style:parent-style-name="standard">
      <style:graphic-properties svg:stroke-width="0.051cm" svg:stroke-color="#000000" draw:marker-start-width="0.355cm" draw:marker-end-width="0.355cm" draw:fill-color="#ffffff" draw:textarea-horizontal-align="justify" draw:textarea-vertical-align="middle" draw:auto-grow-height="false" fo:min-height="0cm" fo:min-width="0cm" fo:padding-top="0.15cm" fo:padding-bottom="0.15cm" fo:padding-left="0.275cm" fo:padding-right="0.275cm"/>
    </style:style>
    <style:style style:name="gr7" style:family="graphic" style:parent-style-name="objectwithoutfill">
      <style:graphic-properties draw:fill="none" draw:textarea-vertical-align="middle"/>
    </style:style>
    <style:style style:name="gr8" style:family="graphic" style:parent-style-name="objectwithoutfill">
      <style:graphic-properties draw:marker-start="Circle" draw:marker-end="" draw:fill="none"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false" fo:min-height="0.766cm" fo:min-width="0cm"/>
    </style:style>
    <style:style style:name="gr10" style:family="graphic" style:parent-style-name="standard">
      <style:graphic-properties svg:stroke-color="#000000" draw:fill-color="#ffffff" draw:textarea-horizontal-align="justify" draw:textarea-vertical-align="middle" draw:auto-grow-height="false" fo:min-height="0cm" fo:min-width="0cm" fo:wrap-option="no-wrap"/>
    </style:style>
    <style:style style:name="gr11" style:family="graphic" style:parent-style-name="standard">
      <style:graphic-properties draw:stroke="none" svg:stroke-color="#000000" draw:fill="none" draw:fill-color="#ffffff" draw:textarea-horizontal-align="left" draw:auto-grow-height="true" draw:auto-grow-width="true" fo:min-height="0.713cm" fo:min-width="8.13cm"/>
    </style:style>
    <style:style style:name="gr12" style:family="graphic" style:parent-style-name="standard">
      <style:graphic-properties draw:fill-color="#000000" draw:textarea-horizontal-align="justify" draw:textarea-vertical-align="middle" draw:auto-grow-height="false" fo:min-height="0cm" fo:min-width="0cm"/>
    </style:style>
    <style:style style:name="gr13" style:family="graphic" style:parent-style-name="objectwithoutfill">
      <style:graphic-properties svg:stroke-width="0.102cm" draw:marker-start-width="0.509cm" draw:marker-end-width="0.509cm" draw:fill="none" draw:textarea-vertical-align="middle" fo:padding-top="0.176cm" fo:padding-bottom="0.176cm" fo:padding-left="0.301cm" fo:padding-right="0.301cm"/>
    </style:style>
    <style:style style:name="gr14" style:family="graphic" style:parent-style-name="standard">
      <style:graphic-properties svg:stroke-color="#000000" draw:fill-color="#000000" draw:textarea-horizontal-align="justify" draw:textarea-vertical-align="middle" draw:auto-grow-height="false" fo:min-height="0cm" fo:min-width="0cm"/>
    </style:style>
    <style:style style:name="gr15" style:family="graphic" style:parent-style-name="standard">
      <style:graphic-properties svg:stroke-color="#000000" draw:fill-color="#ffffff" draw:textarea-horizontal-align="justify" draw:textarea-vertical-align="middle" draw:auto-grow-height="false" fo:min-height="0cm" fo:min-width="0cm"/>
    </style:style>
    <style:style style:name="gr16" style:family="graphic" style:parent-style-name="standard">
      <style:graphic-properties svg:stroke-width="0.051cm" svg:stroke-color="#000000" draw:marker-start-width="0.355cm" draw:marker-end-width="0.355cm" draw:fill-color="#000000" draw:textarea-horizontal-align="justify" draw:textarea-vertical-align="middle" draw:auto-grow-height="false" fo:min-height="0cm" fo:min-width="0cm" fo:padding-top="0.15cm" fo:padding-bottom="0.15cm" fo:padding-left="0.275cm" fo:padding-right="0.275cm"/>
    </style:style>
    <style:style style:name="gr17" style:family="graphic" style:parent-style-name="standard">
      <style:graphic-properties draw:stroke="none" svg:stroke-color="#000000" draw:fill="none" draw:fill-color="#ffffff" draw:textarea-horizontal-align="left" draw:auto-grow-height="true" draw:auto-grow-width="false" fo:min-height="1.347cm" fo:min-width="0cm"/>
    </style:style>
    <style:style style:name="gr18" style:family="graphic" style:parent-style-name="standard">
      <style:graphic-properties draw:stroke="none" svg:stroke-color="#000000" draw:fill="none" draw:fill-color="#ffffff" draw:textarea-horizontal-align="left" draw:auto-grow-height="true" draw:auto-grow-width="true" fo:min-height="0.763cm" fo:min-width="3.384cm"/>
    </style:style>
    <style:style style:name="gr19" style:family="graphic" style:parent-style-name="standard">
      <style:graphic-properties svg:stroke-width="0.102cm" svg:stroke-color="#000000" draw:marker-start-width="0.509cm" draw:marker-end-width="0.509cm" draw:fill-color="#ffffff" draw:textarea-horizontal-align="justify" draw:textarea-vertical-align="middle" draw:auto-grow-height="false" fo:min-height="0cm" fo:min-width="0cm" fo:padding-top="0.176cm" fo:padding-bottom="0.176cm" fo:padding-left="0.301cm" fo:padding-right="0.301cm"/>
    </style:style>
    <style:style style:name="gr20" style:family="graphic" style:parent-style-name="standard">
      <style:graphic-properties draw:stroke="none" svg:stroke-color="#000000" draw:fill="none" draw:fill-color="#ffffff" draw:textarea-horizontal-align="left" draw:auto-grow-height="true" draw:auto-grow-width="false" fo:min-height="0.674cm" fo:min-width="0cm"/>
    </style:style>
    <style:style style:name="pr1" style:family="presentation" style:parent-style-name="Default-title">
      <style:graphic-properties fo:min-height="3.506cm"/>
    </style:style>
    <style:style style:name="pr2" style:family="presentation" style:parent-style-name="Default-outline1">
      <style:graphic-properties fo:min-height="13.859cm"/>
    </style:style>
    <style:style style:name="pr3" style:family="presentation" style:parent-style-name="Default-notes">
      <style:graphic-properties draw:fill-color="#ffffff" fo:min-height="12.572cm"/>
    </style:style>
    <style:style style:name="pr4" style:family="presentation" style:parent-style-name="Default-notes">
      <style:graphic-properties draw:fill-color="#ffffff" draw:auto-grow-height="true" fo:min-height="12.572cm"/>
    </style:style>
    <style:style style:name="P1" style:family="paragraph">
      <style:text-properties fo:font-family="Bahnschrift" style:font-family-generic="swiss" style:font-pitch="variable"/>
    </style:style>
    <style:style style:name="P2" style:family="paragraph">
      <style:text-properties fo:font-family="Bahnschrift" style:font-family-generic="swiss" style:font-pitch="variable" fo:font-size="20pt" style:font-size-asian="20pt" style:font-size-complex="20pt"/>
    </style:style>
    <style:style style:name="P3" style:family="paragraph">
      <style:text-properties fo:font-size="20pt"/>
    </style:style>
    <style:style style:name="P4" style:family="paragraph">
      <style:paragraph-properties fo:text-align="start"/>
      <style:text-properties fo:font-family="Bahnschrift" style:font-family-generic="swiss" style:font-pitch="variable" fo:font-size="20pt" style:font-size-asian="20pt" style:font-size-complex="20pt"/>
    </style:style>
    <style:style style:name="P5" style:family="paragraph">
      <style:paragraph-properties fo:text-align="center"/>
    </style:style>
    <style:style style:name="P6" style:family="paragraph">
      <style:paragraph-properties fo:text-align="center"/>
      <style:text-properties fo:font-family="Bahnschrift" style:font-family-generic="swiss" style:font-pitch="variable"/>
    </style:style>
    <style:style style:name="P7" style:family="paragraph">
      <style:paragraph-properties fo:text-align="start"/>
    </style:style>
    <style:style style:name="P8" style:family="paragraph">
      <style:paragraph-properties fo:text-align="start"/>
      <style:text-properties fo:font-family="Bahnschrift" style:font-family-generic="swiss" style:font-pitch="variable"/>
    </style:style>
    <style:style style:name="P9" style:family="paragraph">
      <style:paragraph-properties fo:text-align="center"/>
      <style:text-properties fo:font-family="Bahnschrift" style:font-family-generic="swiss" style:font-pitch="variable" fo:font-size="18pt"/>
    </style:style>
    <style:style style:name="P10" style:family="paragraph">
      <style:paragraph-properties fo:text-align="start"/>
      <style:text-properties fo:font-family="Bahnschrift" style:font-family-generic="swiss" style:font-pitch="variable" fo:font-size="18pt"/>
    </style:style>
    <style:style style:name="P11" style:family="paragraph">
      <style:text-properties fo:font-family="Bahnschrift" style:font-family-generic="swiss" style:font-pitch="variable"/>
    </style:style>
    <style:style style:name="P12" style:family="paragraph">
      <style:paragraph-properties fo:text-align="center"/>
      <style:text-properties fo:font-size="18pt"/>
    </style:style>
    <style:style style:name="P13" style:family="paragraph">
      <style:paragraph-properties fo:text-align="start"/>
      <style:text-properties fo:font-size="18pt"/>
    </style:style>
    <style:style style:name="P14" style:family="paragraph">
      <style:text-properties fo:font-size="18pt"/>
    </style:style>
    <style:style style:name="T1" style:family="text">
      <style:text-properties fo:font-family="Bahnschrift" style:font-family-generic="swiss" style:font-pitch="variable"/>
    </style:style>
    <style:style style:name="T2" style:family="text">
      <style:text-properties fo:font-family="Bahnschrift" style:font-family-generic="swiss" style:font-pitch="variable" fo:font-size="20pt" style:font-size-asian="20pt" style:font-size-complex="20pt"/>
    </style:style>
    <style:style style:name="T3" style:family="text">
      <style:text-properties fo:font-family="Bahnschrift" style:font-family-generic="swiss" style:font-pitch="variable" fo:font-size="26pt" style:font-size-asian="26pt" style:font-size-complex="26pt"/>
    </style:style>
    <style:style style:name="T4" style:family="text">
      <style:text-properties fo:font-family="Bahnschrift" style:font-family-generic="swiss" style:font-pitch="variable" fo:font-size="16pt" style:font-size-asian="16pt" style:font-size-complex="16pt"/>
    </style:style>
    <style:style style:name="T5" style:family="text">
      <style:text-properties fo:font-family="Bahnschrift" style:font-family-generic="swiss" style:font-pitch="variable"/>
    </style:style>
    <style:style style:name="T6" style:family="text">
      <style:text-properties fo:font-family="Bahnschrift" style:font-family-generic="swiss" style:font-pitch="variable" fo:font-size="18pt"/>
    </style:style>
    <style:style style:name="T7" style:family="text">
      <style:text-properties fo:font-family="Bahnschrift" style:font-family-generic="swiss" style:font-pitch="variable" fo:font-size="22pt" style:font-size-asian="22pt" style:font-size-complex="22pt"/>
    </style:style>
    <style:style style:name="T8" style:family="text">
      <style:text-properties fo:font-family="Bahnschrift" style:font-family-generic="swiss" style:font-pitch="variable" fo:font-size="18pt" style:font-size-asian="18pt" style:font-size-complex="18pt"/>
    </style:style>
    <style:style style:name="T9" style:family="text">
      <style:text-properties fo:font-family="Bahnschrift" style:font-family-generic="swiss" style:font-pitch="variable"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text-style-name="P1" draw:layer="layout" svg:width="25.199cm" svg:height="3.506cm" svg:x="1.4cm" svg:y="0.837cm" presentation:class="title">
          <draw:text-box>
            <text:p text:style-name="P1"><text:span text:style-name="T1">Rev 1</text:span></text:p>
          </draw:text-box>
        </draw:frame>
        <draw:frame presentation:style-name="pr2" draw:text-style-name="P2" draw:layer="layout" svg:width="25.199cm" svg:height="13.859cm" svg:x="1.4cm" svg:y="4.914cm" presentation:class="outline" presentation:user-transformed="true">
          <draw:text-box>
            <text:list text:style-name="L2">
              <text:list-item>
                <text:p text:style-name="P2"><text:span text:style-name="T2">agSteer is connected to the IMU(BNO055) over the I2C interface.</text:span></text:p>
              </text:list-item>
              <text:list-item>
                <text:p text:style-name="P2"><text:span text:style-name="T2">IMU data is sent in the autosteer packet to AOG over UDP</text:span></text:p>
              </text:list-item>
              <text:list-item>
                <text:p text:style-name="P2"><text:span text:style-name="T2">ZED9-FP is connected to the agGnssBridge over the serial port - <text:s/>GGA and VTG messages received from the F9P are echoed on the UDP network.</text:span></text:p>
              </text:list-item>
              <text:list-item>
                <text:p text:style-name="P2"><text:span text:style-name="T2">agGnssBridge also serves as a soft access point for the mobile WiFi network. (RoverNet)</text:span></text:p>
              </text:list-item>
            </text:list>
          </draw:text-box>
        </draw:frame>
        <presentation:notes draw:style-name="dp2">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draw:frame presentation:style-name="pr1" draw:text-style-name="P1" draw:layer="layout" svg:width="25.199cm" svg:height="3.506cm" svg:x="1.4cm" svg:y="0.837cm" presentation:class="title">
          <draw:text-box>
            <text:p text:style-name="P1"><text:span text:style-name="T1">Rev 2</text:span></text:p>
          </draw:text-box>
        </draw:frame>
        <draw:frame presentation:style-name="pr2" draw:text-style-name="P2" draw:layer="layout" svg:width="25.199cm" svg:height="13.859cm" svg:x="1.4cm" svg:y="4.914cm" presentation:class="outline" presentation:user-transformed="true">
          <draw:text-box>
            <text:list text:style-name="L2">
              <text:list-item>
                <text:p text:style-name="P2"><text:span text:style-name="T2">Due to I2C issues, the IMU(BNO055) is relocated to a new module (agImu) running on the Particle Photon processor. .</text:span></text:p>
              </text:list-item>
              <text:list-item>
                <text:p text:style-name="P2"><text:span text:style-name="T2">The soft access point function is relocated to a separate module (agPureAp). <text:s/></text:span></text:p>
              </text:list-item>
              <text:list-item>
                <text:p text:style-name="P2"><text:span text:style-name="T2">agPureAp, agImu, agRtkRover, and agGnssBridge are all under the cover of a single physical package mounted in the tractor cab.</text:span></text:p>
                <text:p text:style-name="P2"><text:span text:style-name="T2"/></text:p>
                <text:p text:style-name="P4"><text:span text:style-name="T2">The charts that follow describe the basic function of the solution.</text:span></text:p>
              </text:list-item>
            </text:list>
          </draw:text-box>
        </draw:frame>
        <presentation:notes draw:style-name="dp2">
          <draw:page-thumbnail draw:style-name="gr1" draw:layer="layout" svg:width="13.968cm" svg:height="10.476cm" svg:x="3.81cm" svg:y="2.123cm" draw:page-number="2" presentation:class="page"/>
          <draw:frame presentation:style-name="pr3"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0">
        <draw:custom-shape draw:style-name="gr2" draw:text-style-name="P6" xml:id="id1" draw:id="id1" draw:layer="layout" svg:width="5.334cm" svg:height="5.334cm" svg:x="2.54cm" svg:y="3.81cm">
          <text:p text:style-name="P5"><text:span text:style-name="T3">agRtkRover</text:span></text:p>
          <text:p text:style-name="P5"><text:span text:style-name="T4">receives Rtk</text:span></text:p>
          <text:p text:style-name="P5"><text:span text:style-name="T4">corrections</text:span></text:p>
          <text:p text:style-name="P5"><text:span text:style-name="T4">over LoRa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6" xml:id="id3" draw:id="id3" draw:layer="layout" svg:width="6.096cm" svg:height="6.096cm" svg:x="12.954cm" svg:y="11.43cm">
          <text:p text:style-name="P5"><text:span text:style-name="T3">agGnssBridge</text:span></text:p>
          <text:p text:style-name="P5"><text:span text:style-name="T4">sends GGA over</text:span></text:p>
          <text:p text:style-name="P5"><text:span text:style-name="T4">the UDP net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6" xml:id="id2" draw:id="id2" draw:layer="layout" svg:width="5.334cm" svg:height="5.334cm" svg:x="13.335cm" svg:y="3.81cm">
          <text:p text:style-name="P5"><text:span text:style-name="T3">ZF9-P</text:span></text:p>
          <text:p text:style-name="P5"><text:span text:style-name="T4">corrects local</text:span></text:p>
          <text:p text:style-name="P5"><text:span text:style-name="T4">GPS coord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5" draw:layer="layout" draw:type="line" svg:x1="7.874cm" svg:y1="6.477cm" svg:x2="13.335cm" svg:y2="6.477cm" draw:start-shape="id1" draw:start-glue-point="1" draw:end-shape="id2" svg:d="M7874 6477h5461">
          <text:p/>
        </draw:connector>
        <draw:frame draw:style-name="gr4" draw:text-style-name="P6" draw:layer="layout" svg:width="5.461cm" svg:height="2.27cm" svg:x="7.874cm" svg:y="6.477cm">
          <draw:text-box>
            <text:p text:style-name="P5"><text:span text:style-name="T4">and pumps them over I2C to the ZF9-P</text:span></text:p>
          </draw:text-box>
        </draw:frame>
        <draw:connector draw:style-name="gr3" draw:text-style-name="P5" draw:layer="layout" draw:type="line" svg:x1="16.002cm" svg:y1="9.144cm" svg:x2="16.002cm" svg:y2="11.43cm" draw:start-shape="id2" draw:start-glue-point="2" draw:end-shape="id3" draw:end-glue-point="0" svg:d="M16002 9144v2286">
          <text:p/>
        </draw:connector>
        <draw:frame draw:style-name="gr5" draw:text-style-name="P8" draw:layer="layout" svg:width="10.099cm" svg:height="1.936cm" svg:x="16.317cm" svg:y="9.494cm">
          <draw:text-box>
            <text:p text:style-name="P7"><text:span text:style-name="T4">and pumps GGA messages over UART <text:s/>to the bridge</text:span></text:p>
          </draw:text-box>
        </draw:frame>
        <draw:custom-shape draw:style-name="gr6" draw:text-style-name="P5" xml:id="id4" draw:id="id4" draw:layer="layout" svg:width="1.524cm" svg:height="1.016cm" svg:x="20.828cm" svg:y="2.03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7" draw:text-style-name="P5" draw:layer="layout" draw:type="curve" svg:x1="20.828cm" svg:y1="2.667cm" svg:x2="18.669cm" svg:y2="6.477cm" draw:start-shape="id4" draw:start-glue-point="6" draw:end-shape="id2" svg:d="M20828 2667c-1599 0-520 3810-2159 3810">
          <text:p/>
        </draw:connector>
        <draw:line draw:style-name="gr8" draw:text-style-name="P5" xml:id="id5" draw:id="id5" draw:layer="layout" svg:x1="1.27cm" svg:y1="2.286cm" svg:x2="1.27cm" svg:y2="5.08cm">
          <text:p/>
        </draw:line>
        <draw:connector draw:style-name="gr7" draw:text-style-name="P5" draw:layer="layout" draw:type="curve" svg:x1="1.27cm" svg:y1="5.08cm" svg:x2="2.54cm" svg:y2="6.477cm" draw:start-shape="id5" draw:start-glue-point="2" draw:end-shape="id1" svg:d="M1270 5080c990 0 355 1397 1270 1397">
          <text:p/>
        </draw:connector>
        <draw:frame draw:style-name="gr9" draw:text-style-name="P8" draw:layer="layout" svg:width="10.099cm" svg:height="1.016cm" svg:x="1.585cm" svg:y="2.032cm">
          <draw:text-box>
            <text:p text:style-name="P7"><text:span text:style-name="T4">915MHz LoRa</text:span></text:p>
          </draw:text-box>
        </draw:frame>
        <draw:frame draw:style-name="gr9" draw:text-style-name="P8" draw:layer="layout" svg:width="4.825cm" svg:height="1.016cm" svg:x="22.606cm" svg:y="2.286cm">
          <draw:text-box>
            <text:p text:style-name="P7"><text:span text:style-name="T4">GNSS Antenna</text:span></text:p>
          </draw:text-box>
        </draw:frame>
        <draw:custom-shape draw:style-name="gr10" draw:text-style-name="P6" xml:id="id6" draw:id="id6" draw:layer="layout" svg:width="6.096cm" svg:height="4.826cm" svg:x="21.082cm" svg:y="12.065cm">
          <text:p text:style-name="P5"><text:span text:style-name="T5">TCP/IP</text:span></text:p>
          <text:p text:style-name="P5"><text:span text:style-name="T5">Networ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7" draw:text-style-name="P5" draw:layer="layout" draw:type="line" svg:x1="19.05cm" svg:y1="14.478cm" svg:x2="21.082cm" svg:y2="14.478cm" draw:start-shape="id3" draw:start-glue-point="1" draw:end-shape="id6" svg:d="M19050 14478h2032">
          <text:p/>
        </draw:connector>
        <draw:frame draw:style-name="gr11" draw:layer="layout" svg:width="8.63cm" svg:height="0.963cm" svg:x="0.254cm" svg:y="19.812cm">
          <draw:text-box>
            <text:p>images/block-diagram_1.png</text:p>
          </draw:text-box>
        </draw:frame>
        <presentation:notes draw:style-name="dp2">
          <draw:page-thumbnail draw:style-name="gr1" draw:layer="layout" svg:width="13.968cm" svg:height="10.476cm" svg:x="3.81cm" svg:y="2.123cm" draw:page-number="3" presentation:class="page"/>
          <draw:frame presentation:style-name="pr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0">
        <draw:custom-shape draw:style-name="gr2" draw:text-style-name="P6" xml:id="id7" draw:id="id7" draw:layer="layout" svg:width="6.096cm" svg:height="6.096cm" svg:x="7.62cm" svg:y="6.096cm">
          <text:p text:style-name="P5"><text:span text:style-name="T3">agIMU</text:span></text:p>
          <text:p text:style-name="P5"><text:span text:style-name="T4">sends IMU data</text:span></text:p>
          <text:p text:style-name="P5"><text:span text:style-name="T4">to the net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6" xml:id="id8" draw:id="id8" draw:layer="layout" svg:width="6.096cm" svg:height="4.826cm" svg:x="15.748cm" svg:y="6.731cm">
          <text:p text:style-name="P5"><text:span text:style-name="T5">TCP/IP</text:span></text:p>
          <text:p text:style-name="P5"><text:span text:style-name="T5">Networ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7" draw:text-style-name="P5" draw:layer="layout" draw:type="line" svg:x1="13.716cm" svg:y1="9.144cm" svg:x2="15.748cm" svg:y2="9.144cm" draw:start-shape="id7" draw:start-glue-point="1" draw:end-shape="id8" svg:d="M13716 9144h2032">
          <text:p/>
        </draw:connector>
        <draw:frame draw:style-name="gr11" draw:layer="layout" svg:width="8.63cm" svg:height="0.963cm" svg:x="0.254cm" svg:y="19.813cm">
          <draw:text-box>
            <text:p>images/block-diagram_2.png</text:p>
          </draw:text-box>
        </draw:frame>
        <presentation:notes draw:style-name="dp2">
          <draw:page-thumbnail draw:style-name="gr1" draw:layer="layout" svg:width="13.968cm" svg:height="10.476cm" svg:x="3.81cm" svg:y="2.123cm" draw:page-number="4" presentation:class="page"/>
          <draw:frame presentation:style-name="pr4"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0">
        <draw:custom-shape draw:style-name="gr2" draw:text-style-name="P9" xml:id="id9" draw:id="id9" draw:layer="layout" svg:width="5.334cm" svg:height="5.334cm" svg:x="8.89cm" svg:y="3.712cm">
          <text:p text:style-name="P5"><text:span text:style-name="T3">agSte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9" xml:id="id10" draw:id="id10" draw:layer="layout" svg:width="5.334cm" svg:height="5.334cm" svg:x="15.942cm" svg:y="3.712cm">
          <text:p text:style-name="P5"><text:span text:style-name="T3">agDru</text:span></text:p>
          <text:p text:style-name="P5"><text:span text:style-name="T4">Motor Drive</text:span></text:p>
          <text:p text:style-name="P5"><text:span text:style-name="T4">and</text:span></text:p>
          <text:p text:style-name="P5"><text:span text:style-name="T4">current moni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5" draw:layer="layout" draw:type="line" svg:x1="14.224cm" svg:y1="6.379cm" svg:x2="15.942cm" svg:y2="6.379cm" draw:start-shape="id9" draw:start-glue-point="1" draw:end-shape="id10" svg:d="M14224 6379h1718">
          <text:p/>
        </draw:connector>
        <draw:custom-shape draw:style-name="gr6" draw:text-style-name="P5" xml:id="id11" draw:id="id11" draw:layer="layout" svg:width="2.286cm" svg:height="1.524cm" svg:x="19.304cm" svg:y="14.028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7" draw:text-style-name="P5" draw:layer="layout" draw:type="curve" svg:x1="21.59cm" svg:y1="14.599cm" svg:x2="18.609cm" svg:y2="9.046cm" draw:start-shape="id11" draw:start-glue-point="9" draw:end-shape="id10" draw:end-glue-point="2" svg:d="M21590 14599c790 0 659-1525-284-1974s-2697 177-2697-3579">
          <text:p/>
        </draw:connector>
        <draw:frame draw:style-name="gr9" draw:text-style-name="P10" draw:layer="layout" svg:width="4.825cm" svg:height="1.016cm" svg:x="14.987cm" svg:y="14.536cm">
          <draw:text-box>
            <text:p text:style-name="P7"><text:span text:style-name="T4">Steer Interlock</text:span></text:p>
          </draw:text-box>
        </draw:frame>
        <draw:custom-shape draw:style-name="gr10" draw:text-style-name="P9" xml:id="id12" draw:id="id12" draw:layer="layout" svg:width="6.096cm" svg:height="4.826cm" svg:x="1.016cm" svg:y="3.966cm">
          <text:p text:style-name="P5"><text:span text:style-name="T6">TCP/IP</text:span></text:p>
          <text:p text:style-name="P5"><text:span text:style-name="T6">Networ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7" draw:text-style-name="P5" draw:layer="layout" draw:type="line" svg:x1="8.89cm" svg:y1="6.379cm" svg:x2="7.112cm" svg:y2="6.379cm" draw:start-shape="id9" draw:start-glue-point="3" draw:end-shape="id12" draw:end-glue-point="1" svg:d="M8890 6379h-1778">
          <text:p/>
        </draw:connector>
        <draw:custom-shape draw:style-name="gr12" draw:text-style-name="P5" draw:layer="layout" svg:width="1.016cm" svg:height="1.016cm" svg:x="19.939cm" svg:y="13.26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3" draw:text-style-name="P5" draw:layer="layout" draw:type="curve" draw:line-skew="-0.585cm 1.09cm" svg:x1="21.276cm" svg:y1="6.379cm" svg:x2="23.622cm" svg:y2="8.186cm" draw:start-shape="id10" draw:start-glue-point="1" draw:end-shape="id13" draw:end-glue-point="2" svg:d="M21276 6379c540 0 449 1700 901 2748s1445 1445 1445-941">
          <text:p/>
        </draw:connector>
        <draw:custom-shape draw:style-name="gr14" draw:text-style-name="P5" xml:id="id13" draw:id="id13" draw:layer="layout" svg:width="1.016cm" svg:height="1.016cm" svg:x="23.114cm" svg:y="7.17cm">
          <text:p/>
          <draw:enhanced-geometry svg:viewBox="0 0 21600 21600" draw:mirror-horizontal="false" draw:mirror-vertical="false" draw:type="rectangle" draw:enhanced-path="M 0 0 L 21600 0 21600 21600 0 21600 0 0 Z N"/>
        </draw:custom-shape>
        <draw:g>
          <draw:custom-shape draw:style-name="gr15" draw:text-style-name="P5" draw:layer="layout" svg:width="2.286cm" svg:height="5.334cm" draw:transform="rotate (-0.638092374530193) translate (25.342cm 3.55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3" draw:text-style-name="P5" draw:layer="layout" svg:x1="25.806cm" svg:y1="4.849cm" svg:x2="26.411cm" svg:y2="4.033cm">
            <text:p/>
          </draw:line>
        </draw:g>
        <draw:custom-shape draw:style-name="gr6" draw:text-style-name="P5" xml:id="id14" draw:id="id14" draw:layer="layout" svg:width="2.032cm" svg:height="2.032cm" svg:x="5.969cm" svg:y="14.0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5" draw:layer="layout" svg:width="1.016cm" svg:height="1.016cm" svg:x="6.477cm" svg:y="14.53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5" draw:layer="layout" svg:x1="7.307cm" svg:y1="14.65cm" svg:x2="5.334cm" svg:y2="13.52cm">
          <text:p/>
        </draw:line>
        <draw:line draw:style-name="gr7" draw:text-style-name="P5" draw:layer="layout" svg:x1="6.619cm" svg:y1="15.417cm" svg:x2="5.08cm" svg:y2="13.774cm">
          <text:p/>
        </draw:line>
        <draw:frame draw:style-name="gr17" draw:text-style-name="P10" draw:layer="layout" svg:width="8.635cm" svg:height="1.597cm" svg:x="6.605cm" svg:y="16.495cm">
          <draw:text-box>
            <text:p text:style-name="P7"><text:span text:style-name="T4">Wheel Angle Sensor</text:span></text:p>
          </draw:text-box>
        </draw:frame>
        <draw:connector draw:style-name="gr13" draw:text-style-name="P5" draw:layer="layout" draw:type="curve" svg:x1="8.001cm" svg:y1="15.044cm" svg:x2="11.557cm" svg:y2="9.046cm" draw:start-shape="id14" draw:start-glue-point="10" draw:end-shape="id9" svg:d="M8001 15044c2371 0 3556-1999 3556-5998">
          <text:p/>
        </draw:connector>
        <draw:line draw:style-name="gr7" draw:text-style-name="P5" draw:layer="layout" svg:x1="5.334cm" svg:y1="13.52cm" svg:x2="5.08cm" svg:y2="13.774cm">
          <text:p/>
        </draw:line>
        <draw:frame draw:style-name="gr18" draw:text-style-name="P11" draw:layer="layout" svg:width="3.884cm" svg:height="1.013cm" draw:transform="rotate (0.920486647501635) translate (22.803cm 8.212cm)">
          <draw:text-box>
            <text:p><text:span text:style-name="T5">Steer Motor</text:span></text:p>
          </draw:text-box>
        </draw:frame>
        <draw:frame draw:style-name="gr11" draw:layer="layout" svg:width="8.63cm" svg:height="0.963cm" svg:x="0.254cm" svg:y="19.813cm">
          <draw:text-box>
            <text:p>images/block-diagram_3.png</text:p>
          </draw:text-box>
        </draw:frame>
        <presentation:notes draw:style-name="dp2">
          <draw:page-thumbnail draw:style-name="gr1" draw:layer="layout" svg:width="13.968cm" svg:height="10.476cm" svg:x="3.81cm" svg:y="2.123cm" draw:page-number="5" presentation:class="page"/>
          <draw:frame presentation:style-name="pr4"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0">
        <draw:custom-shape draw:style-name="gr2" draw:text-style-name="P9" xml:id="id15" draw:id="id15" draw:layer="layout" svg:width="5.334cm" svg:height="5.334cm" svg:x="11.239cm" svg:y="11.43cm">
          <text:p text:style-name="P5"><text:span text:style-name="T3">agPureAp</text:span></text:p>
          <text:p text:style-name="P5"><text:span text:style-name="T4">WiFi </text:span></text:p>
          <text:p text:style-name="P5"><text:span text:style-name="T4">Access Poi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9" draw:layer="layout" svg:width="6.096cm" svg:height="4.826cm" svg:x="10.858cm" svg:y="2.794cm">
          <text:p text:style-name="P5"><text:span text:style-name="T6">TCP/IP</text:span></text:p>
          <text:p text:style-name="P5"><text:span text:style-name="T6">Networ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3" draw:text-style-name="P5" draw:layer="layout" draw:type="line" svg:x1="13.906cm" svg:y1="11.43cm" svg:x2="13.843cm" svg:y2="8.89cm" draw:start-shape="id15" draw:start-glue-point="0" draw:end-shape="id16" draw:end-glue-point="8" svg:d="M13906 11430l-63-2540">
          <text:p/>
        </draw:connector>
        <draw:g>
          <draw:custom-shape draw:style-name="gr19" draw:text-style-name="P5" xml:id="id16" draw:id="id16" draw:layer="layout" svg:width="0.762cm" svg:height="0.762cm" svg:x="13.462cm" svg:y="8.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5" draw:layer="layout" svg:width="3.302cm" svg:height="3.302cm" svg:x="12.192cm" svg:y="6.858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draw:frame draw:style-name="gr11" draw:layer="layout" svg:width="8.63cm" svg:height="0.963cm" svg:x="0.254cm" svg:y="19.813cm">
          <draw:text-box>
            <text:p>images/block-diagram_4.png</text:p>
          </draw:text-box>
        </draw:frame>
        <presentation:notes draw:style-name="dp2">
          <draw:page-thumbnail draw:style-name="gr1" draw:layer="layout" svg:width="13.968cm" svg:height="10.476cm" svg:x="3.81cm" svg:y="2.123cm" draw:page-number="6" presentation:class="page"/>
          <draw:frame presentation:style-name="pr4"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0">
        <draw:custom-shape draw:style-name="gr2" draw:text-style-name="P9" xml:id="id18" draw:id="id18" draw:layer="layout" svg:width="5.334cm" svg:height="5.334cm" svg:x="16.002cm" svg:y="8.382cm">
          <text:p text:style-name="P5"><text:span text:style-name="T3">agRtkBase</text:span></text:p>
          <text:p text:style-name="P5"><text:span text:style-name="T4">manages RTK</text:span></text:p>
          <text:p text:style-name="P5"><text:span text:style-name="T4">survey-in, receives</text:span></text:p>
          <text:p text:style-name="P5"><text:span text:style-name="T4">data from F9-P and</text:span></text:p>
          <text:p text:style-name="P5"><text:span text:style-name="T4">streams data to</text:span></text:p>
          <text:p text:style-name="P5"><text:span text:style-name="T4">Ro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9" xml:id="id17" draw:id="id17" draw:layer="layout" svg:width="5.334cm" svg:height="5.334cm" svg:x="5.588cm" svg:y="8.334cm">
          <text:p text:style-name="P5"><text:span text:style-name="T3">ZF9-P</text:span></text:p>
          <text:p text:style-name="P5"><text:span text:style-name="T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5" draw:layer="layout" draw:type="line" svg:x1="10.922cm" svg:y1="11.001cm" svg:x2="16.002cm" svg:y2="11.049cm" draw:start-shape="id17" draw:end-shape="id18" svg:d="M10922 11001l5080 48">
          <text:p/>
        </draw:connector>
        <draw:custom-shape draw:style-name="gr6" draw:text-style-name="P5" xml:id="id19" draw:id="id19" draw:layer="layout" svg:width="1.524cm" svg:height="1.016cm" svg:x="7.366cm" svg:y="5.08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7" draw:text-style-name="P5" draw:layer="layout" draw:type="curve" svg:x1="8.89cm" svg:y1="5.461cm" svg:x2="8.255cm" svg:y2="8.334cm" draw:start-shape="id19" draw:start-glue-point="9" draw:end-shape="id17" draw:end-glue-point="0" svg:d="M8890 5461c790 0 659 871 303 1166s-938 11-938 1707">
          <text:p/>
        </draw:connector>
        <draw:line draw:style-name="gr8" draw:text-style-name="P5" xml:id="id20" draw:id="id20" draw:layer="layout" svg:x1="23.114cm" svg:y1="6.35cm" svg:x2="23.114cm" svg:y2="9.144cm">
          <text:p/>
        </draw:line>
        <draw:connector draw:style-name="gr7" draw:text-style-name="P5" draw:layer="layout" draw:type="curve" svg:x1="23.114cm" svg:y1="9.144cm" svg:x2="21.336cm" svg:y2="11.049cm" draw:start-shape="id20" draw:start-glue-point="2" draw:end-shape="id18" svg:d="M23114 9144c-1369 0-481 1905-1778 1905">
          <text:p/>
        </draw:connector>
        <draw:frame draw:style-name="gr9" draw:text-style-name="P10" draw:layer="layout" svg:width="4.257cm" svg:height="1.016cm" svg:x="23.368cm" svg:y="6.096cm">
          <draw:text-box>
            <text:p text:style-name="P7"><text:span text:style-name="T4">915MHz LoRa</text:span></text:p>
          </draw:text-box>
        </draw:frame>
        <draw:frame draw:style-name="gr20" draw:text-style-name="P10" draw:layer="layout" svg:width="4.825cm" svg:height="0.924cm" svg:x="3.048cm" svg:y="5.172cm">
          <draw:text-box>
            <text:p text:style-name="P7"><text:span text:style-name="T4">GNSS Antenna</text:span></text:p>
          </draw:text-box>
        </draw:frame>
        <draw:frame draw:style-name="gr11" draw:layer="layout" svg:width="8.63cm" svg:height="0.963cm" svg:x="0.254cm" svg:y="19.813cm">
          <draw:text-box>
            <text:p>images/block-diagram_5.png</text:p>
          </draw:text-box>
        </draw:frame>
        <presentation:notes draw:style-name="dp2">
          <draw:page-thumbnail draw:style-name="gr1" draw:layer="layout" svg:width="13.968cm" svg:height="10.476cm" svg:x="3.81cm" svg:y="2.123cm" draw:page-number="7" presentation:class="page"/>
          <draw:frame presentation:style-name="pr4"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draw:frame presentation:style-name="pr1" draw:text-style-name="P1" draw:layer="layout" svg:width="25.199cm" svg:height="3.506cm" svg:x="1.4cm" svg:y="0.837cm" presentation:class="title">
          <draw:text-box>
            <text:p text:style-name="P1"><text:span text:style-name="T1">Rev 2 </text:span><text:span text:style-name="T7">(5/23)</text:span></text:p>
          </draw:text-box>
        </draw:frame>
        <draw:frame presentation:style-name="pr2" draw:text-style-name="P1" draw:layer="layout" svg:width="25.199cm" svg:height="15.669cm" svg:x="1.4cm" svg:y="4.914cm" presentation:class="outline" presentation:user-transformed="true">
          <draw:text-box>
            <text:list text:style-name="L2">
              <text:list-item>
                <text:p text:style-name="P1"><text:span text:style-name="T8">The standalone IMU source (agIMU) is eliminated.</text:span></text:p>
              </text:list-item>
              <text:list-item>
                <text:p text:style-name="P1"><text:span text:style-name="T8">The GNSS bridge function (agGnssBridge) is replaced by the agBridge unit.</text:span></text:p>
              </text:list-item>
              <text:list-item>
                <text:p text:style-name="P1"><text:span text:style-name="T8">The agBridge unit is connected to the ZED9-FP over the Serial port.</text:span></text:p>
              </text:list-item>
              <text:list-item>
                <text:p text:style-name="P1"><text:span text:style-name="T8">The agBridge unit is connected to the IMU(BNO085) over the I2C interface.</text:span></text:p>
              </text:list-item>
              <text:list-item>
                <text:p text:style-name="P1"><text:span text:style-name="T8">The agBridge unit merges data from the IMU with data from the GGA and VTG (NMEA) messages to create a custom $PANDA message which is sent to AOG via UDP.</text:span></text:p>
                <text:p text:style-name="P1"><text:span text:style-name="T8">The following datagrams only are passed over the UDP network:</text:span></text:p>
                <text:list>
                  <text:list-item>
                    <text:p><text:span text:style-name="T8">$PANDA messages from agBridge</text:span></text:p>
                  </text:list-item>
                  <text:list-item>
                    <text:p><text:span text:style-name="T8">Hello and Scan messages from AOG</text:span></text:p>
                  </text:list-item>
                  <text:list-item>
                    <text:p><text:span text:style-name="T8">Hello and Scan responses from agSteer and agBridge(?)</text:span></text:p>
                  </text:list-item>
                  <text:list-item>
                    <text:p><text:span text:style-name="T9">Command packets <text:s/>from AOG → agSteer</text:span></text:p>
                  </text:list-item>
                  <text:list-item>
                    <text:p><text:span text:style-name="T8">The autosteer packet from agSteer → AOG</text:span></text:p>
                  </text:list-item>
                  <text:list-item>
                    <text:p><text:span text:style-name="T8"/></text:p>
                  </text:list-item>
                </text:list>
              </text:list-item>
            </text:list>
          </draw:text-box>
        </draw:frame>
        <presentation:notes draw:style-name="dp2">
          <draw:page-thumbnail draw:style-name="gr1"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0">
        <draw:custom-shape draw:style-name="gr2" draw:text-style-name="P9" xml:id="id21" draw:id="id21" draw:layer="layout" svg:width="5.334cm" svg:height="5.334cm" svg:x="2.54cm" svg:y="3.81cm">
          <text:p text:style-name="P9"><text:span text:style-name="T3">agRtcm</text:span></text:p>
          <text:p text:style-name="P9"><text:span text:style-name="T4">receives RTCM</text:span></text:p>
          <text:p text:style-name="P9"><text:span text:style-name="T4">corrections</text:span></text:p>
          <text:p text:style-name="P9"><text:span text:style-name="T4">over LoRa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9" xml:id="id23" draw:id="id23" draw:layer="layout" svg:width="6.096cm" svg:height="6.096cm" svg:x="12.954cm" svg:y="11.43cm">
          <text:p text:style-name="P9"><text:span text:style-name="T3">agBridge</text:span></text:p>
          <text:p text:style-name="P9"><text:span text:style-name="T4">generates and</text:span></text:p>
          <text:p text:style-name="P9"><text:span text:style-name="T4">sends $PANDA over</text:span></text:p>
          <text:p text:style-name="P9"><text:span text:style-name="T4">the UDP net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9" xml:id="id22" draw:id="id22" draw:layer="layout" svg:width="5.334cm" svg:height="5.334cm" svg:x="13.335cm" svg:y="3.81cm">
          <text:p text:style-name="P9"><text:span text:style-name="T3">ZF9-P</text:span></text:p>
          <text:p text:style-name="P9"><text:span text:style-name="T4">corrects local</text:span></text:p>
          <text:p text:style-name="P9"><text:span text:style-name="T4">GPS coord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5" draw:layer="layout" draw:type="line" svg:x1="7.874cm" svg:y1="6.477cm" svg:x2="13.335cm" svg:y2="6.477cm" draw:start-shape="id21" draw:start-glue-point="1" draw:end-shape="id22" svg:d="M7874 6477h5461">
          <text:p/>
        </draw:connector>
        <draw:frame draw:style-name="gr4" draw:text-style-name="P9" draw:layer="layout" svg:width="5.461cm" svg:height="2.27cm" svg:x="7.874cm" svg:y="6.477cm">
          <draw:text-box>
            <text:p text:style-name="P12"><text:span text:style-name="T4">and pumps them over I2C to the ZF9-P</text:span></text:p>
          </draw:text-box>
        </draw:frame>
        <draw:connector draw:style-name="gr3" draw:text-style-name="P5" draw:layer="layout" draw:type="line" svg:x1="16.002cm" svg:y1="9.144cm" svg:x2="16.002cm" svg:y2="11.43cm" draw:start-shape="id22" draw:start-glue-point="2" draw:end-shape="id23" draw:end-glue-point="0" svg:d="M16002 9144v2286">
          <text:p/>
        </draw:connector>
        <draw:frame draw:style-name="gr5" draw:text-style-name="P10" draw:layer="layout" svg:width="10.099cm" svg:height="1.936cm" svg:x="16.317cm" svg:y="9.494cm">
          <draw:text-box>
            <text:p text:style-name="P13"><text:span text:style-name="T4">and pumps GGA,VTG messages over UART <text:s/>to the bridge</text:span></text:p>
          </draw:text-box>
        </draw:frame>
        <draw:custom-shape draw:style-name="gr6" draw:text-style-name="P5" xml:id="id24" draw:id="id24" draw:layer="layout" svg:width="1.524cm" svg:height="1.016cm" svg:x="20.828cm" svg:y="2.03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7" draw:text-style-name="P5" draw:layer="layout" draw:type="curve" svg:x1="20.828cm" svg:y1="2.667cm" svg:x2="18.669cm" svg:y2="6.477cm" draw:start-shape="id24" draw:start-glue-point="6" draw:end-shape="id22" svg:d="M20828 2667c-1599 0-520 3810-2159 3810">
          <text:p/>
        </draw:connector>
        <draw:line draw:style-name="gr8" draw:text-style-name="P5" xml:id="id25" draw:id="id25" draw:layer="layout" svg:x1="1.27cm" svg:y1="2.286cm" svg:x2="1.27cm" svg:y2="5.08cm">
          <text:p/>
        </draw:line>
        <draw:connector draw:style-name="gr7" draw:text-style-name="P5" draw:layer="layout" draw:type="curve" svg:x1="1.27cm" svg:y1="5.08cm" svg:x2="2.54cm" svg:y2="6.477cm" draw:start-shape="id25" draw:start-glue-point="2" draw:end-shape="id21" svg:d="M1270 5080c990 0 355 1397 1270 1397">
          <text:p/>
        </draw:connector>
        <draw:frame draw:style-name="gr9" draw:text-style-name="P10" draw:layer="layout" svg:width="10.099cm" svg:height="1.016cm" svg:x="1.585cm" svg:y="2.032cm">
          <draw:text-box>
            <text:p text:style-name="P13"><text:span text:style-name="T4">915MHz LoRa</text:span></text:p>
          </draw:text-box>
        </draw:frame>
        <draw:frame draw:style-name="gr9" draw:text-style-name="P10" draw:layer="layout" svg:width="4.825cm" svg:height="1.016cm" svg:x="22.606cm" svg:y="2.286cm">
          <draw:text-box>
            <text:p text:style-name="P13"><text:span text:style-name="T4">GNSS Antenna</text:span></text:p>
          </draw:text-box>
        </draw:frame>
        <draw:custom-shape draw:style-name="gr10" draw:text-style-name="P9" xml:id="id26" draw:id="id26" draw:layer="layout" svg:width="6.096cm" svg:height="4.826cm" svg:x="21.082cm" svg:y="12.065cm">
          <text:p text:style-name="P9"><text:span text:style-name="T5">TCP/IP</text:span></text:p>
          <text:p text:style-name="P9"><text:span text:style-name="T5">Networ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7" draw:text-style-name="P5" draw:layer="layout" draw:type="line" svg:x1="19.05cm" svg:y1="14.478cm" svg:x2="21.082cm" svg:y2="14.478cm" draw:start-shape="id23" draw:start-glue-point="1" draw:end-shape="id26" svg:d="M19050 14478h2032">
          <text:p/>
        </draw:connector>
        <draw:frame draw:style-name="gr11" draw:text-style-name="P14" draw:layer="layout" svg:width="8.63cm" svg:height="0.963cm" svg:x="0.254cm" svg:y="19.812cm">
          <draw:text-box>
            <text:p text:style-name="P14">images/block-diagram_1.png</text:p>
          </draw:text-box>
        </draw:frame>
        <draw:custom-shape draw:style-name="gr6" draw:text-style-name="P5" xml:id="id27" draw:id="id27" draw:layer="layout" svg:width="1.524cm" svg:height="1.016cm" svg:x="6.35cm" svg:y="12.954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7" draw:text-style-name="P5" draw:layer="layout" draw:type="curve" svg:x1="6.985cm" svg:y1="13.97cm" svg:x2="12.954cm" svg:y2="14.478cm" draw:start-shape="id27" draw:start-glue-point="7" draw:end-shape="id23" draw:end-glue-point="3" svg:d="M6985 13970c0 790 1709 658 2244 588s-103-80 3725-80">
          <text:p/>
        </draw:connector>
        <draw:frame draw:style-name="gr9" draw:text-style-name="P10" draw:layer="layout" svg:width="4.825cm" svg:height="1.016cm" svg:x="5.843cm" svg:y="11.176cm">
          <draw:text-box>
            <text:p text:style-name="P13"><text:span text:style-name="T4">IMU (BNO085)</text:span></text:p>
          </draw:text-box>
        </draw:frame>
        <presentation:notes draw:style-name="dp2">
          <draw:page-thumbnail draw:style-name="gr1" draw:layer="layout" svg:width="13.968cm" svg:height="10.476cm" svg:x="3.81cm" svg:y="2.123cm" draw:page-number="9" presentation:class="page"/>
          <draw:frame presentation:style-name="pr4"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23-05-18T17:14:50.17</meta:creation-date>
    <meta:editing-duration>PT1H47M28S</meta:editing-duration>
    <meta:editing-cycles>18</meta:editing-cycles>
    <dc:date>2023-05-23T08:39:08.46</dc:date>
    <meta:generator>OpenOffice/4.1.2$Win32 OpenOffice.org_project/412m3$Build-9782</meta:generator>
    <meta:document-statistic meta:object-count="124"/>
  </office:meta>
</office:document-meta>
</file>